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fo:language="ru" fo:country="RU" officeooo:rsid="000352d2" officeooo:paragraph-rsid="000352d2"/>
    </style:style>
    <style:style style:name="P2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language="ru" fo:country="RU" officeooo:rsid="000352d2" officeooo:paragraph-rsid="000352d2"/>
    </style:style>
    <style:style style:name="P3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language="ru" fo:country="RU" officeooo:rsid="000352d2" officeooo:paragraph-rsid="0004325e"/>
    </style:style>
    <style:style style:name="P4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language="en" fo:country="US" officeooo:rsid="0004325e" officeooo:paragraph-rsid="0004325e"/>
    </style:style>
    <style:style style:name="P5" style:family="paragraph" style:parent-style-name="Standard">
      <loext:graphic-properties draw:fill="none"/>
      <style:paragraph-properties fo:margin-left="0cm" fo:margin-right="0cm" fo:text-indent="1.3cm" style:auto-text-indent="false" fo:background-color="transparent">
        <style:tab-stops>
          <style:tab-stop style:position="10.213cm"/>
        </style:tab-stops>
      </style:paragraph-properties>
      <style:text-properties fo:language="en" fo:country="US" officeooo:rsid="0004325e" officeooo:paragraph-rsid="0004325e"/>
    </style:style>
    <style:style style:name="P6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language="ru" fo:country="RU" fo:font-weight="normal" officeooo:rsid="0004325e" officeooo:paragraph-rsid="0004325e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indent="1.3cm" style:auto-text-indent="false" fo:background-color="transparent">
        <style:tab-stops>
          <style:tab-stop style:position="10.213cm"/>
        </style:tab-stops>
      </style:paragraph-properties>
      <style:text-properties fo:language="ru" fo:country="RU" fo:font-weight="normal" officeooo:rsid="000608c5" officeooo:paragraph-rsid="0004325e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indent="1.3cm" style:auto-text-indent="false" fo:background-color="transparent">
        <style:tab-stops>
          <style:tab-stop style:position="10.213cm"/>
        </style:tab-stops>
      </style:paragraph-properties>
      <style:text-properties fo:language="ru" fo:country="RU" fo:font-weight="normal" officeooo:rsid="000608c5" officeooo:paragraph-rsid="000608c5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indent="1.3cm" style:auto-text-indent="false" fo:background-color="transparent">
        <style:tab-stops>
          <style:tab-stop style:position="10.213cm"/>
        </style:tab-stops>
      </style:paragraph-properties>
      <style:text-properties fo:language="ru" fo:country="RU" officeooo:rsid="0007f242" officeooo:paragraph-rsid="0007f242"/>
    </style:style>
    <style:style style:name="P10" style:family="paragraph" style:parent-style-name="Standard">
      <loext:graphic-properties draw:fill="none"/>
      <style:paragraph-properties fo:margin-left="0cm" fo:margin-right="0cm" fo:text-indent="1.3cm" style:auto-text-indent="false" fo:background-color="transparent">
        <style:tab-stops>
          <style:tab-stop style:position="10.213cm"/>
        </style:tab-stops>
      </style:paragraph-properties>
      <style:text-properties fo:language="en" fo:country="US" fo:font-weight="normal" officeooo:rsid="000608c5" officeooo:paragraph-rsid="000608c5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indent="1.3cm" style:auto-text-indent="false" fo:background-color="transparent">
        <style:tab-stops>
          <style:tab-stop style:position="10.213cm"/>
        </style:tab-stops>
      </style:paragraph-properties>
      <style:text-properties fo:language="en" fo:country="US" officeooo:rsid="0004325e" officeooo:paragraph-rsid="0004325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4325e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normal" officeooo:rsid="0004325e" style:font-weight-asian="normal" style:font-weight-complex="normal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ru" fo:country="RU" fo:font-weight="normal" officeooo:rsid="000608c5" style:font-weight-asian="normal" style:font-weight-complex="normal"/>
    </style:style>
    <style:style style:name="T7" style:family="text">
      <style:text-properties fo:language="ru" fo:country="RU" fo:font-weight="normal" officeooo:rsid="0006e88e" style:font-weight-asian="normal" style:font-weight-complex="normal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officeooo:rsid="0004325e"/>
    </style:style>
    <style:style style:name="T10" style:family="text">
      <style:text-properties fo:font-weight="bold" officeooo:rsid="0004325e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4325e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I</text:span>. Создание шаблонов <text:span text:style-name="T1">Writer </text:span>(.<text:span text:style-name="T1">odt</text:span>)</text:p>
      <text:p text:style-name="P2"/>
      <text:p text:style-name="P2">Шаблон создается на основании существующего файла. Для этого нужно открыть файл в <text:span text:style-name="T1">LibreOffice (LO) Writer </text:span>и внести закладки, соответствующие полям переменных, выгружаемых из базы данных <text:s/><text:span text:style-name="T1">DIRECTUM </text:span>в формируемый печатный документ. Для этого нужно:</text:p>
      <text:p text:style-name="P2">1) установить курсор на ту позицию страницы печатного документа, где должен располагаться текст, соответствующий выбранной вами переменной.</text:p>
      <text:p text:style-name="P3">2) открыть список закладок. Для этого выбрать вкладки меню <text:span text:style-name="T1">Writer </text:span>в следующем порядке: Вставка →<text:span text:style-name="T1"> </text:span>Закладка… В открывшемся окне ввести имя переменной и нажать кнопку «Вставить». Например ввести «<text:span text:style-name="T9">РегНомер</text:span>» <text:span text:style-name="T9">и нажать кнопку </text:span>«Вставить».</text:p>
      <text:p text:style-name="P3">3) Нужно учитывать, что имена <text:span text:style-name="T9">закладок уникальны, а переменные могут повторятьсяя в тексте документа. В случае, если закладок на одну переменную будет несколько, то каждую следующую закладку вставляйте с добавлением в имя закладки символ «</text:span><text:span text:style-name="T2">$</text:span><text:span text:style-name="T9">» и уникальный номер. Например, если вам нужно дважды ввести переменную </text:span><text:span text:style-name="T10">РегНомер</text:span><text:span text:style-name="T12">, то вначале вы создаете закладку </text:span><text:span text:style-name="T11">«</text:span><text:span text:style-name="T12">РегНомер</text:span><text:span text:style-name="T11">», </text:span><text:span text:style-name="T12">а затем закладку </text:span><text:span text:style-name="T11">«</text:span><text:span text:style-name="T12">РегНомер</text:span><text:span text:style-name="T4">$1</text:span><text:span text:style-name="T11">»</text:span></text:p>
      <text:p text:style-name="P6"/>
      <text:p text:style-name="P6">Если в качестве значений переменной вводится несколько строк в таблицу, то необходимо выполнять следующие правила:</text:p>
      <text:p text:style-name="P6">1) Создайте закладку с именем переменной</text:p>
      <text:p text:style-name="P4"><text:span text:style-name="T5">2) Добавьте к имени переменной в режиме переименования закладки имя таблицы, выделив имя таблицы символами «</text:span><text:span text:style-name="T11">$</text:span><text:span text:style-name="T5">». Пример: «ХДокРеквизиты$Table1$». Найти имя существующей таблицы можно следующим образом:</text:span></text:p>
      <text:p text:style-name="P6">а) устанавливаете курсор в любую ячейку таблицы.</text:p>
      <text:p text:style-name="P4"><text:span text:style-name="T5">б) в меню выбираете последовательно: Таблица </text:span><text:span text:style-name="T11">→ </text:span><text:span text:style-name="T5">Свойства… В открывшемся окне выбираете закладку Таблица. </text:span></text:p>
      <text:p text:style-name="P4"><text:span text:style-name="T5">в)В закладке переходите в поле Название и изменяете название таблицы таким образом, чтобы название было уникальным и начиналось со слова «</text:span><text:span text:style-name="T11">Table</text:span><text:span text:style-name="T5">». </text:span></text:p>
      <text:p text:style-name="P4"><text:span text:style-name="T5">3) Обращайте внимание на написание имени таблицы прописными и строчными буквами. Название таблицы в закладке должно </text:span><text:span text:style-name="T8">точно</text:span><text:span text:style-name="T5"> соответствовать названию таблицы.</text:span></text:p>
      <text:p text:style-name="P4"><text:span text:style-name="T5">4) Затем к имени закладки добавляете номер строки и столбца, в которых расположена закладка. Соответственно имя закладки должно иметь следующий вид:</text:span><text:span text:style-name="T11">{</text:span><text:span text:style-name="T5">имя переменной</text:span><text:span text:style-name="T11">}${</text:span><text:span text:style-name="T5">имя таблицы</text:span><text:span text:style-name="T11">}${</text:span><text:span text:style-name="T5">номер строки</text:span><text:span text:style-name="T11">}.{</text:span><text:span text:style-name="T5">номер столбца</text:span><text:span text:style-name="T11">} . </text:span><text:span text:style-name="T5">Пример имени закладки для табличных данных: «ХДокИмя$Table1$2.2»</text:span></text:p>
      <text:p text:style-name="P6"/>
      <text:p text:style-name="P5"><text:span text:style-name="T11">II. </text:span><text:span text:style-name="T5">Работа с программой</text:span></text:p>
      <text:p text:style-name="P9"><text:span text:style-name="T11">Выложите файл </text:span><text:span text:style-name="T3">LOpattern.exe </text:span><text:span text:style-name="T11">в каталог, где находятся исполняемые модули </text:span><text:span text:style-name="T3">Directum.</text:span></text:p>
      <text:p text:style-name="P5"><text:span text:style-name="T5">Программа выполняется в автоматическом режиме. Посл</text:span><text:span text:style-name="T7">е внесения данных</text:span><text:span text:style-name="T5"> программа оставляет документ открытым, чтобы вы могли произвести </text:span><text:span text:style-name="T7">в нем</text:span><text:span text:style-name="T5"> необходимые корректировки. После завершения редактирования документа </text:span><text:span text:style-name="T6">не забудьте записать документ, нажав соответствующую кнопку меню. Программа сама завершит свою работу после сохранения документа. Не пытайтесь сохранить документ под другим именем. Программа не обрабатывает нештатные ситуации.</text:span></text:p>
      <text:p text:style-name="P7"/>
      <text:p text:style-name="P8">Спасибо за понимание. Я готов выслушать ваши замечания и произвести необходимые корректировки.</text:p>
      <text:p text:style-name="P8"/>
      <text:p text:style-name="P8">Владимиров В.В.</text:p>
      <text:p text:style-name="P10">e-mail: VladimirovVV@csr43.r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5:50:24.890000000</meta:creation-date>
    <dc:date>2017-07-12T10:08:01.134000000</dc:date>
    <meta:editing-duration>PT10M12S</meta:editing-duration>
    <meta:editing-cycles>3</meta:editing-cycles>
    <meta:generator>LibreOffice/5.3.3.2$Windows_x86 LibreOffice_project/3d9a8b4b4e538a85e0782bd6c2d430bafe583448</meta:generator>
    <meta:document-statistic meta:table-count="0" meta:image-count="0" meta:object-count="0" meta:page-count="1" meta:paragraph-count="19" meta:word-count="367" meta:character-count="2803" meta:non-whitespace-character-count="2452"/>
  </office:meta>
</office:document-meta>
</file>